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5.75cm" fo:min-width="9.5cm"/>
    </style:style>
    <style:style style:name="gr2" style:family="graphic" style:parent-style-name="standard">
      <style:graphic-properties draw:textarea-horizontal-align="justify" draw:textarea-vertical-align="middle" draw:auto-grow-height="false" fo:min-height="0.69cm" fo:min-width="1.65cm"/>
      <style:paragraph-properties style:writing-mode="lr-tb"/>
    </style:style>
    <style:style style:name="gr3" style:family="graphic" style:parent-style-name="standard">
      <style:graphic-properties draw:fill-color="#81aca6" draw:textarea-horizontal-align="justify" draw:textarea-vertical-align="middle" draw:auto-grow-height="false" fo:min-height="0.69cm" fo:min-width="1.4cm"/>
      <style:paragraph-properties style:writing-mode="lr-tb"/>
    </style:style>
    <style:style style:name="gr4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8cm" fo:min-width="10.5cm"/>
    </style:style>
    <style:style style:name="gr5" style:family="graphic" style:parent-style-name="standard">
      <style:graphic-properties draw:stroke="none" svg:stroke-color="#000000" draw:fill="none" draw:fill-color="#ffffff" fo:min-height="0.323cm"/>
      <style:paragraph-properties style:writing-mode="lr-tb"/>
    </style:style>
    <style:style style:name="gr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cm" fo:min-width="3.25cm"/>
    </style:style>
    <style:style style:name="gr7" style:family="graphic" style:parent-style-name="standard">
      <style:graphic-properties draw:stroke="none" draw:fill="none" fo:min-height="0.47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0.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0.5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-color="#81aca6" draw:textarea-horizontal-align="justify" draw:textarea-vertical-align="middle" draw:auto-grow-height="false" fo:min-height="0cm" fo:min-width="1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1cm"/>
      <style:paragraph-properties style:writing-mode="lr-tb"/>
    </style:style>
    <style:style style:name="gr14" style:family="graphic" style:parent-style-name="standard">
      <style:graphic-properties draw:fill-color="#81aca6" draw:textarea-horizontal-align="justify" draw:textarea-vertical-align="middle" draw:auto-grow-height="false" fo:min-height="0.19cm" fo:min-width="1.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9cm" fo:min-width="1.4cm"/>
      <style:paragraph-properties style:writing-mode="lr-tb"/>
    </style:style>
    <style:style style:name="gr1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.75cm" fo:min-width="5.5cm"/>
    </style:style>
    <style:style style:name="gr17" style:family="graphic" style:parent-style-name="standard">
      <style:graphic-properties draw:stroke="none" draw:fill="none" fo:min-height="0.645cm"/>
      <style:paragraph-properties style:writing-mode="lr-tb"/>
    </style:style>
    <style:style style:name="gr18" style:family="graphic" style:parent-style-name="standard">
      <style:graphic-properties draw:fill-color="#81aca6" draw:textarea-horizontal-align="justify" draw:textarea-vertical-align="middle" draw:auto-grow-height="false" fo:min-height="0.24cm" fo:min-width="1.32cm"/>
      <style:paragraph-properties style:writing-mode="lr-tb"/>
    </style:style>
    <style:style style:name="gr19" style:family="graphic" style:parent-style-name="standard">
      <style:graphic-properties draw:fill-color="#81aca6" draw:textarea-horizontal-align="justify" draw:textarea-vertical-align="middle" draw:auto-grow-height="false" fo:min-height="0.24cm" fo:min-width="1.57cm"/>
      <style:paragraph-properties style:writing-mode="lr-tb"/>
    </style:style>
    <style:style style:name="gr20" style:family="graphic" style:parent-style-name="standard">
      <style:graphic-properties draw:fill-color="#81aca6" draw:textarea-horizontal-align="justify" draw:textarea-vertical-align="middle" draw:auto-grow-height="false" fo:min-height="0.24cm" fo:min-width="1.07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45cm" fo:min-width="1.16cm"/>
      <style:paragraph-properties style:writing-mode="lr-tb"/>
    </style:style>
    <style:style style:name="gr22" style:family="graphic" style:parent-style-name="standard">
      <style:graphic-properties draw:fill-color="#b2b2b2" draw:textarea-horizontal-align="justify" draw:textarea-vertical-align="middle" draw:auto-grow-height="false" fo:min-height="0.45cm" fo:min-width="1.16cm"/>
      <style:paragraph-properties style:writing-mode="lr-tb"/>
    </style:style>
    <style:style style:name="gr23" style:family="graphic" style:parent-style-name="standard">
      <style:graphic-properties draw:fill-color="#b2b2b2" draw:textarea-horizontal-align="justify" draw:textarea-vertical-align="middle" draw:auto-grow-height="false" fo:min-height="0.451cm" fo:min-width="0.924cm"/>
      <style:paragraph-properties style:writing-mode="lr-tb"/>
    </style:style>
    <style:style style:name="gr24" style:family="graphic" style:parent-style-name="standard">
      <style:graphic-properties draw:fill-color="#b2b2b2" draw:textarea-horizontal-align="justify" draw:textarea-vertical-align="middle" draw:auto-grow-height="false" fo:min-height="0.45cm" fo:min-width="0.924cm"/>
      <style:paragraph-properties style:writing-mode="lr-tb"/>
    </style:style>
    <style:style style:name="gr25" style:family="graphic" style:parent-style-name="standard">
      <style:graphic-properties draw:stroke="none" draw:fill="none" fo:min-height="0.69cm"/>
      <style:paragraph-properties style:writing-mode="lr-tb"/>
    </style:style>
    <style:style style:name="gr2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6.5cm" fo:min-width="10cm"/>
    </style:style>
    <style:style style:name="gr27" style:family="graphic" style:parent-style-name="standard">
      <style:graphic-properties draw:stroke="none" draw:fill="none" fo:min-height="0.44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94cm" fo:min-width="1.4cm"/>
      <style:paragraph-properties style:writing-mode="lr-tb"/>
    </style:style>
    <style:style style:name="gr37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4.75cm" fo:min-width="8cm"/>
    </style:style>
    <style:style style:name="gr38" style:family="graphic" style:parent-style-name="standard">
      <style:graphic-properties draw:textarea-horizontal-align="justify" draw:textarea-vertical-align="middle" draw:auto-grow-height="false" fo:min-height="0.94cm" fo:min-width="1.15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45cm" fo:min-width="1.41cm"/>
      <style:paragraph-properties style:writing-mode="lr-tb"/>
    </style:style>
    <style:style style:name="gr40" style:family="graphic" style:parent-style-name="standard">
      <style:graphic-properties draw:fill-color="#999999" draw:textarea-horizontal-align="justify" draw:textarea-vertical-align="middle" draw:auto-grow-height="false" fo:min-height="0.94cm" fo:min-width="1.65cm"/>
      <style:paragraph-properties style:writing-mode="lr-tb"/>
    </style:style>
    <style:style style:name="gr41" style:family="graphic" style:parent-style-name="objectwithoutfill">
      <style:graphic-properties draw:marker-end="Linienspitzen_20_2" draw:marker-end-width="0.3cm" draw:fill="none" draw:textarea-vertical-align="middle"/>
    </style:style>
    <style:style style:name="gr42" style:family="graphic" style:parent-style-name="Outlined_20_Blue">
      <style:graphic-properties svg:stroke-color="#a7074b" draw:fill="solid" draw:fill-color="#f7d1d5" draw:textarea-horizontal-align="justify" draw:textarea-vertical-align="middle" draw:auto-grow-height="false" fo:min-height="2cm" fo:min-width="3.25cm"/>
    </style:style>
    <style:style style:name="gr43" style:family="graphic" style:parent-style-name="standard">
      <style:graphic-properties svg:stroke-color="#41190d" draw:fill-color="#ec9ba4" draw:textarea-horizontal-align="justify" draw:textarea-vertical-align="middle" draw:auto-grow-height="false" fo:min-height="0.69cm" fo:min-width="1.65cm"/>
      <style:paragraph-properties style:writing-mode="lr-tb"/>
    </style:style>
    <style:style style:name="gr44" style:family="graphic" style:parent-style-name="standard">
      <style:graphic-properties svg:stroke-color="#41190d" draw:fill-color="#ec9ba4" draw:textarea-horizontal-align="justify" draw:textarea-vertical-align="middle" draw:auto-grow-height="false" fo:min-height="0.44cm" fo:min-width="0.9cm"/>
      <style:paragraph-properties style:writing-mode="lr-tb"/>
    </style:style>
    <style:style style:name="gr45" style:family="graphic" style:parent-style-name="standard">
      <style:graphic-properties draw:fill-color="#81aca6" draw:textarea-horizontal-align="justify" draw:textarea-vertical-align="middle" draw:auto-grow-height="false" fo:min-height="0.44cm" fo:min-width="0.9cm"/>
      <style:paragraph-properties style:writing-mode="lr-tb"/>
    </style:style>
    <style:style style:name="gr46" style:family="graphic" style:parent-style-name="objectwithoutfill">
      <style:graphic-properties svg:stroke-color="#a7074b" draw:fill="none" draw:textarea-vertical-align="middle"/>
    </style:style>
    <style:style style:name="P1" style:family="paragraph">
      <loext:graphic-properties draw:fill="solid" draw:fill-color="#dddddd"/>
      <style:paragraph-properties fo:text-align="center"/>
      <style:text-properties fo:font-size="4pt"/>
    </style:style>
    <style:style style:name="P2" style:family="paragraph">
      <style:paragraph-properties fo:text-align="center" style:writing-mode="lr-tb"/>
      <style:text-properties style:font-name="Garamond" fo:font-size="4pt" style:font-size-asian="10pt" style:font-size-complex="10pt"/>
    </style:style>
    <style:style style:name="P3" style:family="paragraph">
      <loext:graphic-properties draw:fill-color="#81aca6"/>
      <style:paragraph-properties fo:text-align="center" style:writing-mode="lr-tb"/>
      <style:text-properties style:font-name="Garamond" fo:font-size="4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style:font-name="Garamond" fo:font-size="8pt" style:font-size-asian="8pt" style:font-size-complex="8pt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style:paragraph-properties fo:text-align="center" style:writing-mode="lr-tb"/>
      <style:text-properties style:font-name="Garamond" fo:font-size="4pt"/>
    </style:style>
    <style:style style:name="P7" style:family="paragraph">
      <loext:graphic-properties draw:fill="none"/>
      <style:paragraph-properties fo:text-align="center"/>
      <style:text-properties fo:font-size="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b2b2b2"/>
      <style:paragraph-properties fo:text-align="center" style:writing-mode="lr-tb"/>
      <style:text-properties style:font-name="Garamond" fo:font-size="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Garamond" fo:font-size="4pt" style:font-size-asian="10pt" style:font-size-complex="10pt"/>
    </style:style>
    <style:style style:name="P11" style:family="paragraph">
      <loext:graphic-properties draw:fill-color="#999999"/>
      <style:paragraph-properties fo:text-align="center" style:writing-mode="lr-tb"/>
      <style:text-properties style:font-name="Garamond" fo:font-size="4pt" style:font-size-asian="10pt" style:font-size-complex="10pt"/>
    </style:style>
    <style:style style:name="P12" style:family="paragraph">
      <loext:graphic-properties draw:fill="solid" draw:fill-color="#f7d1d5"/>
      <style:paragraph-properties fo:text-align="center"/>
      <style:text-properties fo:font-size="4pt"/>
    </style:style>
    <style:style style:name="P13" style:family="paragraph">
      <loext:graphic-properties draw:fill-color="#ec9ba4"/>
      <style:paragraph-properties fo:text-align="center" style:writing-mode="lr-tb"/>
      <style:text-properties style:font-name="Garamond" fo:font-size="4pt" style:font-size-asian="10pt" style:font-size-complex="10pt"/>
    </style:style>
    <style:style style:name="T1" style:family="text">
      <style:text-properties style:font-name="Garamond" fo:font-size="4pt" style:font-size-asian="10pt" style:font-size-complex="10pt"/>
    </style:style>
    <style:style style:name="T2" style:family="text">
      <style:text-properties style:font-name="Garamond" fo:font-size="8pt" style:font-size-asian="8pt" style:font-size-complex="8pt"/>
    </style:style>
    <style:style style:name="T3" style:family="text">
      <style:text-properties style:font-name="Garamond" fo:font-size="4pt" style:font-size-asian="14pt" style:font-size-complex="14pt"/>
    </style:style>
    <style:style style:name="T4" style:family="text">
      <style:text-properties style:font-name="Garamond" fo:font-size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cm" svg:height="5.75cm" svg:x="19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5cm" svg:height="0.75cm" svg:x="1.5cm" svg:y="16.25cm">
          <text:p text:style-name="P2"><text:span text:style-name="T1">Specific for this data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1.5cm" svg:height="0.75cm" svg:x="1.5cm" svg:y="15.25cm">
          <text:p text:style-name="P2"><text:span text:style-name="T1">general fun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0.5cm" svg:height="8cm" svg:x="1.75cm" svg:y="1.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cm" svg:height="0.383cm" svg:x="6.5cm" svg:y="1.75cm">
          <draw:text-box>
            <text:p><text:span text:style-name="T2">IBF</text:span></text:p>
          </draw:text-box>
        </draw:frame>
        <draw:custom-shape draw:style-name="gr6" draw:text-style-name="P1" draw:layer="layout" svg:width="3.25cm" svg:height="2cm" svg:x="1.5cm" svg:y="1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.577cm" svg:y="13.524cm">
          <draw:text-box>
            <text:p><text:span text:style-name="T2">Folder</text:span></text:p>
          </draw:text-box>
        </draw:frame>
        <draw:custom-shape draw:style-name="gr8" draw:text-style-name="P6" xml:id="id1" draw:id="id1" draw:layer="layout" svg:width="1.25cm" svg:height="1cm" svg:x="3.75cm" svg:y="3.75cm">
          <text:p text:style-name="P6"><text:span text:style-name="T3">LOAD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8" draw:id="id8" draw:layer="layout" svg:width="1.25cm" svg:height="1cm" svg:x="8.75cm" svg:y="4.5cm">
          <text:p text:style-name="P6"><text:span text:style-name="T3">GENERATE 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2" draw:id="id2" draw:layer="layout" svg:width="1.5cm" svg:height="1cm" svg:x="1.75cm" svg:y="5.75cm">
          <text:p text:style-name="P6"><text:span text:style-name="T3">NV_GROWTH_E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6" xml:id="id4" draw:id="id4" draw:layer="layout" svg:width="1cm" svg:height="1cm" svg:x="10cm" svg:y="6.75cm">
          <text:p text:style-name="P6"><text:span text:style-name="T3">LAST_DIG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3" draw:id="id3" draw:layer="layout" svg:width="1.25cm" svg:height="1cm" svg:x="3.5cm" svg:y="5.75cm">
          <text:p text:style-name="P6"><text:span text:style-name="T3">ETS_HEIGHT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44" draw:id="id44" draw:layer="layout" svg:width="1.5cm" svg:height="1cm" svg:x="7cm" svg:y="7.5cm">
          <text:p text:style-name="P6"><text:span text:style-name="T3">AGGREGATED_TAB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7" draw:layer="layout" draw:type="line" svg:x1="4.375cm" svg:y1="4.75cm" svg:x2="2.5cm" svg:y2="5.75cm" draw:start-shape="id1" draw:start-glue-point="6" draw:end-shape="id2" draw:end-glue-point="4" svg:d="M4375 4750l-1875 1000" svg:viewBox="0 0 1876 1001">
          <text:p/>
        </draw:connector>
        <draw:connector draw:style-name="gr11" draw:text-style-name="P7" draw:layer="layout" draw:type="line" svg:x1="4.375cm" svg:y1="4.75cm" svg:x2="4.125cm" svg:y2="5.75cm" draw:start-shape="id1" draw:end-shape="id3" draw:end-glue-point="4" svg:d="M4375 4750l-250 1000" svg:viewBox="0 0 251 1001">
          <text:p/>
        </draw:connector>
        <draw:connector draw:style-name="gr11" draw:text-style-name="P7" draw:layer="layout" draw:type="line" svg:x1="4.375cm" svg:y1="4.75cm" svg:x2="10.5cm" svg:y2="6.75cm" draw:start-shape="id1" draw:start-glue-point="6" draw:end-shape="id4" draw:end-glue-point="4" svg:d="M4375 4750l6125 2000" svg:viewBox="0 0 6126 2001">
          <text:p/>
        </draw:connector>
        <draw:custom-shape draw:style-name="gr12" draw:text-style-name="P3" xml:id="id5" draw:id="id5" draw:layer="layout" svg:width="2cm" svg:height="0.25cm" svg:x="9.75cm" svg:y="2.5cm">
          <text:p text:style-name="P2"><text:span text:style-name="T1">generate_plot_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6" xml:id="id6" draw:id="id6" draw:layer="layout" svg:width="1.5cm" svg:height="0.5cm" svg:x="10cm" svg:y="3.5cm">
          <text:p text:style-name="P6"><text:span text:style-name="T3">GENERATE_PLOT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10.75cm" svg:y2="3.5cm" draw:start-shape="id5" draw:start-glue-point="6" draw:end-shape="id6" draw:end-glue-point="4" svg:d="M10750 2750v750" svg:viewBox="0 0 1 751">
          <text:p/>
        </draw:connector>
        <draw:custom-shape draw:style-name="gr14" draw:text-style-name="P3" xml:id="id7" draw:id="id7" draw:layer="layout" svg:width="2cm" svg:height="0.25cm" svg:x="7.5cm" svg:y="2.5cm">
          <text:p text:style-name="P2"><text:span text:style-name="T1">generate_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8.5cm" svg:y1="2.75cm" svg:x2="9.375cm" svg:y2="4.5cm" draw:start-shape="id7" draw:start-glue-point="6" draw:end-shape="id8" draw:end-glue-point="4" svg:d="M8500 2750l875 1750" svg:viewBox="0 0 876 1751">
          <text:p/>
        </draw:connector>
        <draw:custom-shape draw:style-name="gr15" draw:text-style-name="P6" xml:id="id9" draw:id="id9" draw:layer="layout" svg:width="1.5cm" svg:height="0.25cm" svg:x="10.5cm" svg:y="4.25cm">
          <text:p text:style-name="P6"><text:span text:style-name="T3">LOAD_DATA_TRE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9.375cm" svg:y2="4.5cm" draw:start-shape="id9" draw:start-glue-point="6" draw:end-shape="id8" draw:end-glue-point="4" svg:d="M11250 4500h-1875" svg:viewBox="0 0 1876 1">
          <text:p/>
        </draw:connector>
        <draw:connector draw:style-name="gr11" draw:text-style-name="P8" draw:layer="layout" draw:type="line" svg:x1="10.75cm" svg:y1="4cm" svg:x2="9.375cm" svg:y2="4.5cm" draw:start-shape="id6" draw:start-glue-point="6" draw:end-shape="id8" draw:end-glue-point="4" svg:d="M10750 4000l-1375 500" svg:viewBox="0 0 1376 501">
          <text:p/>
        </draw:connector>
        <draw:custom-shape draw:style-name="gr16" draw:text-style-name="P1" draw:layer="layout" svg:width="5.5cm" svg:height="2.75cm" svg:x="13cm" svg:y="2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.932cm" svg:height="0.705cm" svg:x="14.318cm" svg:y="2.045cm">
          <draw:text-box>
            <text:p><text:span text:style-name="T2">WaldwachstumskundeDB</text:span></text:p>
          </draw:text-box>
        </draw:frame>
        <draw:custom-shape draw:style-name="gr18" draw:text-style-name="P3" xml:id="id10" draw:id="id10" draw:layer="layout" svg:width="1.42cm" svg:height="0.3cm" svg:x="14.33cm" svg:y="2.95cm">
          <text:p text:style-name="P2"><text:span text:style-name="T1">load_mdb_linux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3" xml:id="id12" draw:id="id12" draw:layer="layout" svg:width="1.67cm" svg:height="0.3cm" svg:x="16cm" svg:y="2.95cm">
          <text:p text:style-name="P2"><text:span text:style-name="T1">load_mdb_windows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xml:id="id11" draw:id="id11" draw:layer="layout" svg:width="1.17cm" svg:height="0.3cm" svg:x="15.25cm" svg:y="3.5cm">
          <text:p text:style-name="P2"><text:span text:style-name="T1">load_mdb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04cm" svg:y1="3.25cm" svg:x2="15.835cm" svg:y2="3.5cm" draw:start-shape="id10" draw:start-glue-point="6" draw:end-shape="id11" draw:end-glue-point="4" svg:d="M15040 3250l795 250" svg:viewBox="0 0 796 251">
          <text:p/>
        </draw:connector>
        <draw:connector draw:style-name="gr11" draw:text-style-name="P8" draw:layer="layout" draw:type="line" svg:x1="16.835cm" svg:y1="3.25cm" svg:x2="15.835cm" svg:y2="3.5cm" draw:start-shape="id12" draw:start-glue-point="6" draw:end-shape="id11" draw:end-glue-point="4" svg:d="M16835 3250l-1000 250" svg:viewBox="0 0 1001 251">
          <text:p/>
        </draw:connector>
        <draw:connector draw:style-name="gr11" draw:text-style-name="P8" draw:layer="layout" draw:type="line" svg:x1="11.25cm" svg:y1="4.25cm" svg:x2="15.835cm" svg:y2="3.8cm" draw:start-shape="id9" draw:start-glue-point="4" draw:end-shape="id11" draw:end-glue-point="6" svg:d="M11250 4250l4585-450" svg:viewBox="0 0 4586 451">
          <text:p/>
        </draw:connector>
        <draw:custom-shape draw:style-name="gr21" draw:text-style-name="P6" xml:id="id39" draw:id="id39" draw:layer="layout" svg:width="1.26cm" svg:height="0.51cm" svg:x="20.24cm" svg:y="2.24cm">
          <text:p text:style-name="P6"><text:span text:style-name="T4">load and clean NV Data 202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8" draw:id="id48" draw:layer="layout" svg:width="1.26cm" svg:height="0.51cm" svg:x="23.25cm" svg:y="2.74cm">
          <text:p text:style-name="P6"><text:span text:style-name="T4">load Solariskop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9" xml:id="id13" draw:id="id13" draw:layer="layout" svg:width="1.26cm" svg:height="0.51cm" svg:x="25.004cm" svg:y="2.733cm">
          <text:p text:style-name="P6"><text:span text:style-name="T4">Laden der Stammverteilung 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16" draw:id="id16" draw:layer="layout" svg:width="1.26cm" svg:height="0.51cm" svg:x="26.501cm" svg:y="2.733cm">
          <text:p text:style-name="P6"><text:span text:style-name="T4">Laden der Stammverteilung Windows_SQ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9" xml:id="id14" draw:id="id14" draw:layer="layout" svg:width="1.024cm" svg:height="0.511cm" svg:x="25.319cm" svg:y="4.264cm">
          <text:p text:style-name="P6"><text:span text:style-name="T4">DRAFTGeneratePlotdistribution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9" xml:id="id15" draw:id="id15" draw:layer="layout" svg:width="1.024cm" svg:height="0.511cm" svg:x="26.501cm" svg:y="4.264cm">
          <text:p text:style-name="P6"><text:span text:style-name="T4">DRAFTGeneratePlotdistribution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9" xml:id="id18" draw:id="id18" draw:layer="layout" svg:width="1.024cm" svg:height="0.51cm" svg:x="25.236cm" svg:y="5.24cm">
          <text:p text:style-name="P6"><text:span text:style-name="T4">DRAFTGenerate Map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9" xml:id="id17" draw:id="id17" draw:layer="layout" svg:width="1.024cm" svg:height="0.51cm" svg:x="26.486cm" svg:y="5.25cm">
          <text:p text:style-name="P6"><text:span text:style-name="T4">DRAFTGenerate Map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5.634cm" svg:y1="3.243cm" svg:x2="25.831cm" svg:y2="4.264cm" draw:start-shape="id13" draw:start-glue-point="6" draw:end-shape="id14" draw:end-glue-point="4" svg:d="M25634 3243l197 1021" svg:viewBox="0 0 198 1022">
          <text:p/>
        </draw:connector>
        <draw:connector draw:style-name="gr11" draw:text-style-name="P8" draw:layer="layout" draw:type="line" svg:x1="25.634cm" svg:y1="3.243cm" svg:x2="27.013cm" svg:y2="4.264cm" draw:start-shape="id13" draw:start-glue-point="6" draw:end-shape="id15" draw:end-glue-point="4" svg:d="M25634 3243l1379 1021" svg:viewBox="0 0 1380 1022">
          <text:p/>
        </draw:connector>
        <draw:connector draw:style-name="gr11" draw:text-style-name="P8" draw:layer="layout" draw:type="line" svg:x1="27.131cm" svg:y1="3.243cm" svg:x2="27.013cm" svg:y2="4.264cm" draw:start-shape="id16" draw:start-glue-point="6" draw:end-shape="id15" draw:end-glue-point="4" svg:d="M27131 3243l-118 1021" svg:viewBox="0 0 119 1022">
          <text:p/>
        </draw:connector>
        <draw:connector draw:style-name="gr11" draw:text-style-name="P8" draw:layer="layout" draw:type="line" svg:x1="27.131cm" svg:y1="3.243cm" svg:x2="25.831cm" svg:y2="4.264cm" draw:start-shape="id16" draw:start-glue-point="6" draw:end-shape="id14" draw:end-glue-point="4" svg:d="M27131 3243l-1300 1021" svg:viewBox="0 0 1301 1022">
          <text:p/>
        </draw:connector>
        <draw:connector draw:style-name="gr11" draw:text-style-name="P8" draw:layer="layout" draw:type="line" svg:x1="27.013cm" svg:y1="4.775cm" svg:x2="26.998cm" svg:y2="5.25cm" draw:start-shape="id15" draw:start-glue-point="6" draw:end-shape="id17" draw:end-glue-point="4" svg:d="M27013 4775l-15 475" svg:viewBox="0 0 16 476">
          <text:p/>
        </draw:connector>
        <draw:connector draw:style-name="gr11" draw:text-style-name="P8" draw:layer="layout" draw:type="line" svg:x1="25.831cm" svg:y1="4.775cm" svg:x2="25.748cm" svg:y2="5.24cm" draw:start-shape="id14" draw:start-glue-point="6" draw:end-shape="id18" draw:end-glue-point="4" svg:d="M25831 4775l-83 465" svg:viewBox="0 0 84 466">
          <text:p/>
        </draw:connector>
        <draw:frame draw:style-name="gr25" draw:text-style-name="P5" draw:layer="layout" svg:width="1.173cm" svg:height="0.75cm" svg:x="23.077cm" svg:y="1.75cm">
          <draw:text-box>
            <text:p><text:span text:style-name="T2">Goe_Lau</text:span></text:p>
          </draw:text-box>
        </draw:frame>
        <draw:custom-shape draw:style-name="gr26" draw:text-style-name="P1" draw:layer="layout" svg:width="10cm" svg:height="6.5cm" svg:x="18.25cm" svg:y="7.75cm">
          <text:p/>
          <draw:enhanced-geometry svg:viewBox="0 0 21600 21600" draw:type="rectangle" draw:enhanced-path="M 0 0 L 21600 0 21600 21600 0 21600 0 0 Z N"/>
        </draw:custom-shape>
        <draw:frame draw:style-name="gr27" draw:text-style-name="P5" draw:layer="layout" svg:width="1.423cm" svg:height="0.5cm" svg:x="21.077cm" svg:y="8cm">
          <draw:text-box>
            <text:p><text:span text:style-name="T2">1000 ETS</text:span></text:p>
          </draw:text-box>
        </draw:frame>
        <draw:custom-shape draw:style-name="gr28" draw:text-style-name="P2" xml:id="id19" draw:id="id19" draw:layer="layout" svg:width="1.25cm" svg:height="0.5cm" svg:x="20.25cm" svg:y="9.25cm">
          <text:p text:style-name="P2"><text:span text:style-name="T1">load_data_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" xml:id="id20" draw:id="id20" draw:layer="layout" svg:width="1.25cm" svg:height="0.5cm" svg:x="22.5cm" svg:y="10cm">
          <text:p text:style-name="P10"><text:span text:style-name="T1">mdb_import_ </text:span><text:span text:style-name="T1"><text:line-break/></text:span><text:span text:style-name="T1">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" xml:id="id22" draw:id="id22" draw:layer="layout" svg:width="1.25cm" svg:height="0.5cm" svg:x="23.25cm" svg:y="9.25cm">
          <text:p text:style-name="P10"><text:span text:style-name="T1">mdb_import_ </text:span><text:span text:style-name="T1"><text:line-break/></text:span><text:span text:style-name="T1">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" xml:id="id21" draw:id="id21" draw:layer="layout" svg:width="1.25cm" svg:height="0.5cm" svg:x="21.75cm" svg:y="9.25cm">
          <text:p text:style-name="P2"><text:span text:style-name="T1">mdb_import_</text:span><text:span text:style-name="T1"><text:line-break/></text:span><text:span text:style-name="T1">Window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0" xml:id="id23" draw:id="id23" draw:layer="layout" svg:width="1.25cm" svg:height="0.5cm" svg:x="22.5cm" svg:y="10.708cm">
          <text:p text:style-name="P10"><text:span text:style-name="T1">Konkurrenz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10" xml:id="id24" draw:id="id24" draw:layer="layout" svg:width="1.25cm" svg:height="0.5cm" svg:x="22.5cm" svg:y="11.5cm">
          <text:p text:style-name="P10"><text:span text:style-name="T1">Konkurrenz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3.125cm" svg:y2="10cm" draw:start-shape="id19" draw:start-glue-point="6" draw:end-shape="id20" draw:end-glue-point="4" svg:d="M20875 9750l2250 250" svg:viewBox="0 0 2251 251">
          <text:p/>
        </draw:connector>
        <draw:connector draw:style-name="gr11" draw:text-style-name="P8" draw:layer="layout" draw:type="line" svg:x1="22.375cm" svg:y1="9.75cm" svg:x2="23.125cm" svg:y2="10cm" draw:start-shape="id21" draw:start-glue-point="6" draw:end-shape="id20" draw:end-glue-point="4" svg:d="M22375 9750l750 250" svg:viewBox="0 0 751 251">
          <text:p/>
        </draw:connector>
        <draw:connector draw:style-name="gr11" draw:text-style-name="P8" draw:layer="layout" draw:type="line" svg:x1="23.875cm" svg:y1="9.75cm" svg:x2="23.125cm" svg:y2="10cm" draw:start-shape="id22" draw:start-glue-point="6" draw:end-shape="id20" draw:end-glue-point="4" svg:d="M23875 9750l-750 250" svg:viewBox="0 0 751 251">
          <text:p/>
        </draw:connector>
        <draw:connector draw:style-name="gr11" draw:text-style-name="P8" draw:layer="layout" draw:type="line" svg:x1="23.125cm" svg:y1="10.5cm" svg:x2="23.125cm" svg:y2="10.708cm" draw:start-shape="id20" draw:start-glue-point="6" draw:end-shape="id23" draw:end-glue-point="4" svg:d="M23125 10500v208" svg:viewBox="0 0 1 209">
          <text:p/>
        </draw:connector>
        <draw:connector draw:style-name="gr11" draw:text-style-name="P8" xml:id="id25" draw:id="id25" draw:layer="layout" draw:type="line" svg:x1="23.125cm" svg:y1="11.5cm" svg:x2="23.125cm" svg:y2="11.5cm" draw:start-shape="id24" draw:start-glue-point="4" draw:end-shape="id24" draw:end-glue-point="4" svg:d="M23125 11500z" svg:viewBox="0 0 1 1">
          <text:p/>
        </draw:connector>
        <draw:connector draw:style-name="gr11" draw:text-style-name="P8" draw:layer="layout" draw:type="line" svg:x1="23.125cm" svg:y1="11.208cm" svg:x2="23.125cm" svg:y2="11.5cm" draw:start-shape="id23" draw:start-glue-point="6" draw:end-shape="id25" draw:end-glue-point="0" svg:d="M23125 11208v292" svg:viewBox="0 0 1 293">
          <text:p/>
        </draw:connector>
        <draw:custom-shape draw:style-name="gr31" draw:text-style-name="P10" xml:id="id27" draw:id="id27" draw:layer="layout" svg:width="1.25cm" svg:height="0.5cm" svg:x="20.75cm" svg:y="10.25cm">
          <text:p text:style-name="P10"><text:span text:style-name="T1">Kaplan_Meier_1-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10" xml:id="id26" draw:id="id26" draw:layer="layout" svg:width="1.25cm" svg:height="0.5cm" svg:x="19.25cm" svg:y="10.25cm">
          <text:p text:style-name="P10"><text:span text:style-name="T1">Kaplan_Meier_1-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0.25cm" draw:start-shape="id19" draw:start-glue-point="6" draw:end-shape="id26" draw:end-glue-point="4" svg:d="M20875 9750l-1000 500" svg:viewBox="0 0 1001 501">
          <text:p/>
        </draw:connector>
        <draw:connector draw:style-name="gr11" draw:text-style-name="P8" draw:layer="layout" draw:type="line" svg:x1="20.875cm" svg:y1="9.75cm" svg:x2="21.375cm" svg:y2="10.25cm" draw:start-shape="id19" draw:start-glue-point="6" draw:end-shape="id27" draw:end-glue-point="4" svg:d="M20875 9750l500 500" svg:viewBox="0 0 501 501">
          <text:p/>
        </draw:connector>
        <draw:custom-shape draw:style-name="gr33" draw:text-style-name="P10" xml:id="id28" draw:id="id28" draw:layer="layout" svg:width="1.25cm" svg:height="0.5cm" svg:x="19.25cm" svg:y="11cm">
          <text:p text:style-name="P10"><text:span text:style-name="T1">basic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1cm" draw:start-shape="id19" draw:start-glue-point="6" draw:end-shape="id28" draw:end-glue-point="4" svg:d="M20875 9750l-1000 1250" svg:viewBox="0 0 1001 1251">
          <text:p/>
        </draw:connector>
        <draw:custom-shape draw:style-name="gr34" draw:text-style-name="P10" xml:id="id29" draw:id="id29" draw:layer="layout" svg:width="1.25cm" svg:height="0.5cm" svg:x="24.25cm" svg:y="11.5cm">
          <text:p text:style-name="P10"><text:span text:style-name="T1">Mischungsante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3.125cm" svg:y1="11.208cm" svg:x2="24.875cm" svg:y2="11.5cm" draw:start-shape="id23" draw:start-glue-point="6" draw:end-shape="id29" draw:end-glue-point="4" svg:d="M23125 11208l1750 292" svg:viewBox="0 0 1751 293">
          <text:p/>
        </draw:connector>
        <draw:custom-shape draw:style-name="gr35" draw:text-style-name="P10" xml:id="id30" draw:id="id30" draw:layer="layout" svg:width="1.25cm" svg:height="0.5cm" svg:x="20.75cm" svg:y="11cm">
          <text:p text:style-name="P10"><text:span text:style-name="T1">Schaedigung nach Reg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1.375cm" svg:y2="11cm" draw:start-shape="id19" draw:start-glue-point="6" draw:end-shape="id30" draw:end-glue-point="4" svg:d="M20875 9750l500 1250" svg:viewBox="0 0 501 1251">
          <text:p/>
        </draw:connector>
        <draw:custom-shape draw:style-name="gr36" draw:text-style-name="P6" xml:id="id31" draw:id="id31" draw:layer="layout" svg:width="1.5cm" svg:height="1cm" svg:x="1.75cm" svg:y="7cm">
          <text:p text:style-name="P6"><text:span text:style-name="T3">ETS_GROWTH_HEIGH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6" xml:id="id32" draw:id="id32" draw:layer="layout" svg:width="1.5cm" svg:height="1cm" svg:x="3.5cm" svg:y="7cm">
          <text:p text:style-name="P6"><text:span text:style-name="T3">ETS_HEIGHT_NV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6" xml:id="id33" draw:id="id33" draw:layer="layout" svg:width="1.5cm" svg:height="1cm" svg:x="1.75cm" svg:y="8.25cm">
          <text:p text:style-name="P6"><text:span text:style-name="T3">MAPLE_HEIGHT_GROW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375cm" svg:y1="4.75cm" svg:x2="2.5cm" svg:y2="7cm" draw:start-shape="id1" draw:start-glue-point="6" draw:end-shape="id31" draw:end-glue-point="4" svg:d="M4375 4750l-1875 2250" svg:viewBox="0 0 1876 2251">
          <text:p/>
        </draw:connector>
        <draw:connector draw:style-name="gr11" draw:text-style-name="P8" draw:layer="layout" draw:type="line" svg:x1="4.375cm" svg:y1="4.75cm" svg:x2="4.25cm" svg:y2="7cm" draw:start-shape="id1" draw:start-glue-point="6" draw:end-shape="id32" draw:end-glue-point="4" svg:d="M4375 4750l-125 2250" svg:viewBox="0 0 126 2251">
          <text:p/>
        </draw:connector>
        <draw:connector draw:style-name="gr11" draw:text-style-name="P8" draw:layer="layout" draw:type="line" svg:x1="4.375cm" svg:y1="4.75cm" svg:x2="2.5cm" svg:y2="8.25cm" draw:start-shape="id1" draw:start-glue-point="6" draw:end-shape="id33" draw:end-glue-point="4" svg:d="M4375 4750l-1875 3500" svg:viewBox="0 0 1876 3501">
          <text:p/>
        </draw:connector>
        <draw:custom-shape draw:style-name="gr21" draw:text-style-name="P6" xml:id="id34" draw:id="id34" draw:layer="layout" svg:width="1.26cm" svg:height="0.51cm" svg:x="21.75cm" svg:y="5.25cm">
          <text:p text:style-name="P6"><text:span text:style-name="T4">GENERATE PLOT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22.38cm" svg:y2="5.25cm" draw:start-shape="id5" draw:start-glue-point="6" draw:end-shape="id34" draw:end-glue-point="4" svg:d="M10750 2750l11630 2500" svg:viewBox="0 0 11631 2501">
          <text:p/>
        </draw:connector>
        <draw:custom-shape draw:style-name="gr21" draw:text-style-name="P6" xml:id="id35" draw:id="id35" draw:layer="layout" svg:width="1.26cm" svg:height="0.51cm" svg:x="20.25cm" svg:y="2.99cm">
          <text:p text:style-name="P6"><text:span text:style-name="T4">aggregated tables NV 202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9" xml:id="id36" draw:id="id36" draw:layer="layout" svg:width="1.26cm" svg:height="0.51cm" svg:x="25.51cm" svg:y="6cm">
          <text:p text:style-name="P6"><text:span text:style-name="T4">How many tre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8cm" svg:y1="3.5cm" svg:x2="26.14cm" svg:y2="6cm" draw:start-shape="id35" draw:start-glue-point="6" draw:end-shape="id36" draw:end-glue-point="4" svg:d="M20880 3500l5260 2500" svg:viewBox="0 0 5261 2501">
          <text:p/>
        </draw:connector>
        <draw:connector draw:style-name="gr11" draw:text-style-name="P8" draw:layer="layout" draw:type="line" svg:x1="25.748cm" svg:y1="5.75cm" svg:x2="26.14cm" svg:y2="6cm" draw:start-shape="id18" draw:start-glue-point="6" draw:end-shape="id36" draw:end-glue-point="4" svg:d="M25748 5750l392 250" svg:viewBox="0 0 393 251">
          <text:p/>
        </draw:connector>
        <draw:connector draw:style-name="gr11" draw:text-style-name="P8" draw:layer="layout" draw:type="line" svg:x1="26.998cm" svg:y1="5.76cm" svg:x2="26.14cm" svg:y2="6cm" draw:start-shape="id17" draw:start-glue-point="6" draw:end-shape="id36" draw:end-glue-point="4" svg:d="M26998 5760l-858 240" svg:viewBox="0 0 859 241">
          <text:p/>
        </draw:connector>
        <draw:custom-shape draw:style-name="gr36" draw:text-style-name="P6" xml:id="id37" draw:id="id37" draw:layer="layout" svg:width="1.5cm" svg:height="1cm" svg:x="7cm" svg:y="6cm">
          <text:p text:style-name="P6"><text:span text:style-name="T3">SAVE PLOTPOSI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9.375cm" svg:y1="5.5cm" svg:x2="7.75cm" svg:y2="6cm" draw:start-shape="id8" draw:start-glue-point="6" draw:end-shape="id37" draw:end-glue-point="4" svg:d="M9375 5500l-1625 500" svg:viewBox="0 0 1626 501">
          <text:p/>
        </draw:connector>
        <draw:custom-shape draw:style-name="gr37" draw:text-style-name="P1" draw:layer="layout" svg:width="8cm" svg:height="4.75cm" svg:x="8.25cm" svg:y="10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0.827cm" svg:y="10.25cm">
          <draw:text-box>
            <text:p><text:span text:style-name="T2">COMBINED</text:span></text:p>
          </draw:text-box>
        </draw:frame>
        <draw:custom-shape draw:style-name="gr38" draw:text-style-name="P6" xml:id="id38" draw:id="id38" draw:layer="layout" svg:width="1.25cm" svg:height="1cm" svg:x="9.5cm" svg:y="11.75cm">
          <text:p text:style-name="P6"><text:span text:style-name="T3">ETS_Anteil_Hoe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375cm" svg:y1="4.75cm" svg:x2="10.125cm" svg:y2="11.75cm" draw:start-shape="id1" draw:start-glue-point="6" draw:end-shape="id38" draw:end-glue-point="4" svg:d="M4375 4750l5750 7000" svg:viewBox="0 0 5751 7001">
          <text:p/>
        </draw:connector>
        <draw:connector draw:style-name="gr11" draw:text-style-name="P8" draw:layer="layout" draw:type="line" svg:x1="20.87cm" svg:y1="2.75cm" svg:x2="10.125cm" svg:y2="11.75cm" draw:start-shape="id39" draw:start-glue-point="6" draw:end-shape="id38" draw:end-glue-point="4" svg:d="M20870 2750l-10745 9000" svg:viewBox="0 0 10746 9001">
          <text:p/>
        </draw:connector>
        <draw:custom-shape draw:style-name="gr36" draw:text-style-name="P6" xml:id="id40" draw:id="id40" draw:layer="layout" svg:width="1.5cm" svg:height="1cm" svg:x="5.25cm" svg:y="8.25cm">
          <text:p text:style-name="P6"><text:span text:style-name="T3">Karte Plot Fal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6cm" svg:y2="8.25cm" draw:start-shape="id9" draw:start-glue-point="6" draw:end-shape="id40" draw:end-glue-point="4" svg:d="M11250 4500l-5250 3750" svg:viewBox="0 0 5251 3751">
          <text:p/>
        </draw:connector>
        <draw:connector draw:style-name="gr11" draw:text-style-name="P8" draw:layer="layout" draw:type="line" svg:x1="8.5cm" svg:y1="2.75cm" svg:x2="6cm" svg:y2="8.25cm" draw:start-shape="id7" draw:start-glue-point="6" draw:end-shape="id40" draw:end-glue-point="4" svg:d="M8500 2750l-2500 5500" svg:viewBox="0 0 2501 5501">
          <text:p/>
        </draw:connector>
        <draw:connector draw:style-name="gr11" draw:text-style-name="P8" draw:layer="layout" draw:type="line" svg:x1="4.375cm" svg:y1="4.75cm" svg:x2="6cm" svg:y2="8.25cm" draw:start-shape="id1" draw:start-glue-point="6" draw:end-shape="id40" draw:end-glue-point="4" svg:d="M4375 4750l1625 3500" svg:viewBox="0 0 1626 3501">
          <text:p/>
        </draw:connector>
        <draw:connector draw:style-name="gr11" draw:text-style-name="P8" draw:layer="layout" draw:type="line" svg:x1="10.75cm" svg:y1="4cm" svg:x2="6cm" svg:y2="8.25cm" draw:start-shape="id6" draw:start-glue-point="6" draw:end-shape="id40" draw:end-glue-point="4" svg:d="M10750 4000l-4750 4250" svg:viewBox="0 0 4751 4251">
          <text:p/>
        </draw:connector>
        <draw:custom-shape draw:style-name="gr36" draw:text-style-name="P6" xml:id="id41" draw:id="id41" draw:layer="layout" svg:width="1.5cm" svg:height="1cm" svg:x="10.25cm" svg:y="5.25cm">
          <text:p text:style-name="P6"><text:span text:style-name="T3">Structure tre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11cm" svg:y2="5.25cm" draw:start-shape="id9" draw:start-glue-point="6" draw:end-shape="id41" draw:end-glue-point="4" svg:d="M11250 4500l-250 750" svg:viewBox="0 0 251 751">
          <text:p/>
        </draw:connector>
        <draw:custom-shape draw:style-name="gr21" draw:text-style-name="P6" draw:layer="layout" svg:width="1.26cm" svg:height="0.51cm" svg:x="21.74cm" svg:y="2.24cm">
          <text:p text:style-name="P6"><text:span text:style-name="T4">load and clean NV Data 20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3" draw:id="id43" draw:layer="layout" svg:width="1.26cm" svg:height="0.51cm" svg:x="20.75cm" svg:y="6.75cm">
          <text:p text:style-name="P6"><text:span text:style-name="T4">GENERATE 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2" draw:id="id42" draw:layer="layout" svg:width="1.26cm" svg:height="0.51cm" svg:x="18.99cm" svg:y="5.74cm">
          <text:p text:style-name="P6"><text:span text:style-name="T4">Load Tre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835cm" svg:y1="3.8cm" svg:x2="19.62cm" svg:y2="5.74cm" draw:start-shape="id11" draw:start-glue-point="6" draw:end-shape="id42" draw:end-glue-point="4" svg:d="M15835 3800l3785 1940" svg:viewBox="0 0 3786 1941">
          <text:p/>
        </draw:connector>
        <draw:connector draw:style-name="gr11" draw:text-style-name="P8" draw:layer="layout" draw:type="line" svg:x1="22.38cm" svg:y1="5.76cm" svg:x2="21.38cm" svg:y2="6.75cm" draw:start-shape="id34" draw:start-glue-point="6" draw:end-shape="id43" draw:end-glue-point="4" svg:d="M22380 5760l-1000 990" svg:viewBox="0 0 1001 991">
          <text:p/>
        </draw:connector>
        <draw:connector draw:style-name="gr11" draw:text-style-name="P8" draw:layer="layout" draw:type="line" svg:x1="19.62cm" svg:y1="6.25cm" svg:x2="21.38cm" svg:y2="6.75cm" draw:start-shape="id42" draw:start-glue-point="6" draw:end-shape="id43" draw:end-glue-point="4" svg:d="M19620 6250l1760 500" svg:viewBox="0 0 1761 501">
          <text:p/>
        </draw:connector>
        <draw:connector draw:style-name="gr11" draw:text-style-name="P8" draw:layer="layout" draw:type="line" svg:x1="8.5cm" svg:y1="2.75cm" svg:x2="21.38cm" svg:y2="6.75cm" draw:start-shape="id7" draw:start-glue-point="6" draw:end-shape="id43" draw:end-glue-point="4" svg:d="M8500 2750l12880 4000" svg:viewBox="0 0 12881 4001">
          <text:p/>
        </draw:connector>
        <draw:connector draw:style-name="gr11" draw:text-style-name="P8" draw:layer="layout" draw:type="line" svg:x1="4.375cm" svg:y1="4.75cm" svg:x2="7.75cm" svg:y2="6cm" draw:start-shape="id1" draw:start-glue-point="6" draw:end-shape="id37" draw:end-glue-point="4" svg:d="M4375 4750l3375 1250" svg:viewBox="0 0 3376 1251">
          <text:p/>
        </draw:connector>
        <draw:connector draw:style-name="gr11" draw:text-style-name="P8" draw:layer="layout" draw:type="line" svg:x1="7.75cm" svg:y1="7cm" svg:x2="7.75cm" svg:y2="7.5cm" draw:start-shape="id37" draw:start-glue-point="6" draw:end-shape="id44" draw:end-glue-point="4" svg:d="M7750 7000v500" svg:viewBox="0 0 1 501">
          <text:p/>
        </draw:connector>
        <draw:custom-shape draw:style-name="gr21" draw:text-style-name="P6" xml:id="id47" draw:id="id47" draw:layer="layout" svg:width="1.26cm" svg:height="0.51cm" svg:x="21.75cm" svg:y="2.99cm">
          <text:p text:style-name="P6"><text:span text:style-name="T4">aggregated tables NV 20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cm" svg:y1="2.75cm" svg:x2="20.88cm" svg:y2="2.99cm" draw:start-shape="id39" draw:start-glue-point="6" draw:end-shape="id35" draw:end-glue-point="4" svg:d="M20870 2750l10 240" svg:viewBox="0 0 11 241">
          <text:p/>
        </draw:connector>
        <draw:custom-shape draw:style-name="gr21" draw:text-style-name="P6" xml:id="id46" draw:id="id46" draw:layer="layout" svg:width="1.26cm" svg:height="0.51cm" svg:x="20.75cm" svg:y="3.99cm">
          <text:p text:style-name="P6"><text:span text:style-name="T4">Combine NV 21 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6" xml:id="id45" draw:id="id45" draw:layer="layout" svg:width="1.51cm" svg:height="0.51cm" svg:x="19.99cm" svg:y="5.25cm">
          <text:p text:style-name="P6"><text:span text:style-name="T4">LOAD_TREES_LA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835cm" svg:y1="3.8cm" svg:x2="20.745cm" svg:y2="5.25cm" draw:start-shape="id11" draw:start-glue-point="6" draw:end-shape="id45" draw:end-glue-point="4" svg:d="M15835 3800l4910 1450" svg:viewBox="0 0 4911 1451">
          <text:p/>
        </draw:connector>
        <draw:connector draw:style-name="gr11" draw:text-style-name="P8" draw:layer="layout" draw:type="line" svg:x1="20.745cm" svg:y1="5.76cm" svg:x2="21.38cm" svg:y2="6.75cm" draw:start-shape="id45" draw:start-glue-point="6" draw:end-shape="id43" draw:end-glue-point="4" svg:d="M20745 5760l635 990" svg:viewBox="0 0 636 991">
          <text:p/>
        </draw:connector>
        <draw:custom-shape draw:style-name="gr40" draw:text-style-name="P11" draw:layer="layout" svg:width="1.75cm" svg:height="1cm" svg:x="1.5cm" svg:y="17.25cm">
          <text:p text:style-name="P2"><text:span text:style-name="T1">Nicht mehr aktuell und vermutlich kaput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8cm" svg:y1="3.5cm" svg:x2="21.38cm" svg:y2="3.99cm" draw:start-shape="id35" draw:start-glue-point="6" draw:end-shape="id46" draw:end-glue-point="4" svg:d="M20880 3500l500 490" svg:viewBox="0 0 501 491">
          <text:p/>
        </draw:connector>
        <draw:connector draw:style-name="gr11" draw:text-style-name="P8" draw:layer="layout" draw:type="line" svg:x1="22.38cm" svg:y1="3.5cm" svg:x2="21.38cm" svg:y2="3.99cm" draw:start-shape="id47" draw:start-glue-point="6" draw:end-shape="id46" draw:end-glue-point="4" svg:d="M22380 3500l-1000 490" svg:viewBox="0 0 1001 491">
          <text:p/>
        </draw:connector>
        <draw:connector draw:style-name="gr41" draw:text-style-name="P8" draw:layer="layout" draw:type="curve" draw:line-skew="-0.29cm 0.988cm 0.136cm" svg:x1="22.38cm" svg:y1="5.76cm" svg:x2="21.38cm" svg:y2="3.99cm" draw:start-shape="id34" draw:start-glue-point="6" draw:end-shape="id46" draw:end-glue-point="4" svg:d="M22380 5760c0 318 2120 213 2120-961 0-1173-3120-1356-3120-809" svg:viewBox="0 0 3121 2220">
          <text:p/>
        </draw:connector>
        <draw:connector draw:style-name="gr11" draw:text-style-name="P8" draw:layer="layout" draw:type="line" svg:x1="23.88cm" svg:y1="3.25cm" svg:x2="21.38cm" svg:y2="3.99cm" draw:start-shape="id48" draw:start-glue-point="6" draw:end-shape="id46" draw:end-glue-point="4" svg:d="M23880 3250l-2500 740" svg:viewBox="0 0 2501 741">
          <text:p/>
        </draw:connector>
        <draw:custom-shape draw:style-name="gr42" draw:text-style-name="P12" xml:id="id50" draw:id="id50" draw:layer="layout" svg:width="3.25cm" svg:height="2cm" svg:x="22.75cm" svg:y="6.7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1.75cm" svg:height="0.75cm" svg:x="1.5cm" svg:y="18.5cm">
          <text:p text:style-name="P2"><text:span text:style-name="T1">Markdown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13" draw:layer="layout" svg:width="1cm" svg:height="0.5cm" svg:x="23.25cm" svg:y="7cm">
          <text:p text:style-name="P2"><text:span text:style-name="T1">Grobe Übersicht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13" draw:layer="layout" svg:width="1cm" svg:height="0.5cm" svg:x="24.5cm" svg:y="7cm">
          <text:p text:style-name="P2"><text:span text:style-name="T1">Markierte Esch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13" draw:layer="layout" svg:width="1cm" svg:height="0.5cm" svg:x="24.5cm" svg:y="7.75cm">
          <text:p text:style-name="P2"><text:span text:style-name="T1">Zuwach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13" draw:layer="layout" svg:width="1cm" svg:height="0.5cm" svg:x="23.25cm" svg:y="7.75cm">
          <text:p text:style-name="P2"><text:span text:style-name="T1">ETS ~ Lichtgrad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3" xml:id="id49" draw:id="id49" draw:layer="layout" svg:width="1cm" svg:height="0.5cm" svg:x="23.297cm" svg:y="3.316cm">
          <text:p text:style-name="P2"><text:span text:style-name="T1">Auswertung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8" draw:layer="layout" draw:type="line" svg:x1="23.797cm" svg:y1="3.816cm" svg:x2="24.375cm" svg:y2="6.75cm" draw:start-shape="id49" draw:start-glue-point="6" draw:end-shape="id50" svg:d="M23797 3816l578 2934" svg:viewBox="0 0 579 2935">
          <text:p/>
        </draw:connector>
        <draw:connector draw:style-name="gr46" draw:text-style-name="P8" draw:layer="layout" draw:type="line" svg:x1="21.38cm" svg:y1="4.5cm" svg:x2="24.375cm" svg:y2="6.75cm" draw:start-shape="id46" draw:start-glue-point="6" draw:end-shape="id50" draw:end-glue-point="0" svg:d="M21380 4500l2995 2250" svg:viewBox="0 0 2996 2251">
          <text:p/>
        </draw:connector>
        <draw:connector draw:style-name="gr46" draw:text-style-name="P8" draw:layer="layout" draw:type="line" svg:x1="19.62cm" svg:y1="6.25cm" svg:x2="24.375cm" svg:y2="6.75cm" draw:start-shape="id42" draw:start-glue-point="6" draw:end-shape="id50" draw:end-glue-point="0" svg:d="M19620 6250l4755 500" svg:viewBox="0 0 4756 501">
          <text:p/>
        </draw:connector>
        <draw:connector draw:style-name="gr46" draw:text-style-name="P8" draw:layer="layout" draw:type="line" svg:x1="20.745cm" svg:y1="5.76cm" svg:x2="24.375cm" svg:y2="6.75cm" draw:start-shape="id45" draw:start-glue-point="6" draw:end-shape="id50" draw:end-glue-point="0" svg:d="M20745 5760l3630 990" svg:viewBox="0 0 3631 991">
          <text:p/>
        </draw:connector>
        <draw:connector draw:style-name="gr46" draw:text-style-name="P8" draw:layer="layout" draw:type="line" svg:x1="8.5cm" svg:y1="2.75cm" svg:x2="24.375cm" svg:y2="6.75cm" draw:start-shape="id7" draw:start-glue-point="6" draw:end-shape="id50" draw:end-glue-point="0" svg:d="M8500 2750l15875 4000" svg:viewBox="0 0 15876 4001">
          <text:p/>
        </draw:connector>
        <draw:connector draw:style-name="gr11" draw:text-style-name="P8" draw:layer="layout" draw:type="line" svg:x1="21.38cm" svg:y1="3.99cm" svg:x2="23.797cm" svg:y2="3.816cm" draw:start-shape="id46" draw:start-glue-point="4" draw:end-shape="id49" draw:end-glue-point="6" svg:d="M21380 3990l2417-174" svg:viewBox="0 0 2418 175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3cm" fo:padding-bottom="0.03cm" fo:padding-left="0.05cm" fo:padding-right="0.0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Johannes Osewold</meta:initial-creator>
    <meta:creation-date>2022-01-17T14:09:10.312509244</meta:creation-date>
    <dc:date>2023-06-09T12:31:01.052000000</dc:date>
    <meta:editing-duration>PT14H3M22S</meta:editing-duration>
    <meta:editing-cycles>36</meta:editing-cycles>
    <meta:generator>LibreOffice/7.0.3.1$Windows_X86_64 LibreOffice_project/d7547858d014d4cf69878db179d326fc3483e082</meta:generator>
    <meta:document-statistic meta:object-count="131"/>
  </office:meta>
</office:document-meta>
</file>